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9"/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 style:font-style-asian="italic" style:font-style-complex="italic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14%" style:writing-mode="lr-tb"/>
    </style:style>
    <style:style style:name="P8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7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8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9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0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1" style:family="paragraph" style:parent-style-name="Text_20_body" style:list-style-name="L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2" style:family="paragraph" style:parent-style-name="Text_20_body" style:list-style-name="L9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3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4" style:family="paragraph" style:parent-style-name="Standard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5" style:family="paragraph" style:parent-style-name="Standard" style:list-style-name="L3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6" style:family="paragraph" style:parent-style-name="Standard" style:list-style-name="L4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7" style:family="paragraph" style:parent-style-name="Standard" style:list-style-name="L2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8" style:family="paragraph" style:parent-style-name="Standard" style:list-style-name="L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9" style:family="paragraph" style:parent-style-name="Standard" style:list-style-name="L9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40" style:family="paragraph" style:parent-style-name="Standard" style:list-style-name="L10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41" style:family="paragraph" style:parent-style-name="Standard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2" style:family="paragraph" style:parent-style-name="Standard" style:list-style-name="L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4" style:family="paragraph" style:parent-style-name="Standard" style:list-style-name="L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Oxygen" fo:font-size="11.25pt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Oxygen" fo:font-size="14.25pt" fo:font-style="normal" style:text-underline-style="none" fo:font-weight="normal" style:text-blinking="false" fo:background-color="transparent"/>
    </style:style>
    <style:style style:name="T6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31e6ed9-4592-1ce3-36e7-bbd67f956441"/>TF1.1 Huvudscenario Ladda upp bild med format JPG/JPEG</text:p>
      <text:p text:style-name="Text_20_body"/>
      <text:p text:style-name="P3">Målet med detta testfall är att undersöka att det går att ladda upp en bild i formatet JPG</text:p>
      <text:p text:style-name="P7"><text:span text:style-name="T1"/></text:p>
      <text:p text:style-name="P7"><text:span text:style-name="T1">Efterkrav</text:span></text:p>
      <text:p text:style-name="P3">Kontrollera att bilden är uppladdad </text:p>
      <text:p text:style-name="Text_20_body"/>
      <text:list xml:id="list3253862003629549775" text:style-name="L1">
        <text:list-item>
          <text:p text:style-name="P9">Välj "Posta nytt inlägg"</text:p>
        </text:list-item>
        <text:list-item>
          <text:p text:style-name="P9">Systemet presenterar formulär </text:p>
        </text:list-item>
        <text:list-item>
          <text:p text:style-name="P9">Välj fil </text:p>
        </text:list-item>
        <text:list-item>
          <text:p text:style-name="P27"><text:bookmark text:name="docs-internal-guid-031e6ed9-4593-9e24-8b44-830a3b939e34"/><text:span text:style-name="T2">Systemet öppnar filhanteraren</text:span> </text:p>
        </text:list-item>
        <text:list-item>
          <text:p text:style-name="P34"><text:bookmark text:name="docs-internal-guid-031e6ed9-4594-2144-e568-a62fd740c5cc"/><text:span text:style-name="T2">Välj från bildmappen önskad bild i JPG-format </text:span></text:p>
        </text:list-item>
        <text:list-item>
          <text:p text:style-name="P34"><text:span text:style-name="T2">Klicka ”Ladda upp”</text:span></text:p>
        </text:list-item>
        <text:list-item>
          <text:p text:style-name="P34"><text:bookmark text:name="docs-internal-guid-031e6ed9-4596-10b5-5bfb-892ad4b88f6b"/><text:span text:style-name="T2">Systemet bekräftar lyckad uppladdning med meddelande "Uppladdning av inlägg lyckades"</text:span> </text:p>
        </text:list-item>
      </text:list>
      <text:p text:style-name="P26"/>
      <text:p text:style-name="P2">TF1.2 Alt.scenario Ladda upp bild med format PNG</text:p>
      <text:p text:style-name="Text_20_body"/>
      <text:p text:style-name="P3">Målet med detta testfall är att undersöka att det går att ladda upp en bild i formatet PNG</text:p>
      <text:p text:style-name="P7"><text:span text:style-name="T1"/></text:p>
      <text:p text:style-name="P7"><text:span text:style-name="T1">Efterkrav</text:span></text:p>
      <text:p text:style-name="P3">Kontrollera att bilden är uppladdad </text:p>
      <text:p text:style-name="Text_20_body"/>
      <text:list xml:id="list8395217295959687927" text:style-name="L3">
        <text:list-item>
          <text:p text:style-name="P11">Välj "Posta nytt inlägg"</text:p>
        </text:list-item>
        <text:list-item>
          <text:p text:style-name="P11">Systemet presenterar formulär </text:p>
        </text:list-item>
        <text:list-item>
          <text:p text:style-name="P11">Välj fil </text:p>
        </text:list-item>
        <text:list-item>
          <text:p text:style-name="P28"><text:bookmark text:name="docs-internal-guid-031e6ed9-4593-9e24-8b44-830a3b939e341"/><text:span text:style-name="T2">Systemet öppnar filhanteraren</text:span> </text:p>
        </text:list-item>
        <text:list-item>
          <text:p text:style-name="P35"><text:bookmark text:name="docs-internal-guid-031e6ed9-4594-2144-e568-a62fd740c5cc1"/><text:span text:style-name="T2">Välj från bildmappen önskad bild i PNG-format </text:span></text:p>
        </text:list-item>
        <text:list-item>
          <text:p text:style-name="P35"><text:span text:style-name="T2">Klicka ”Ladda upp”</text:span></text:p>
        </text:list-item>
        <text:list-item>
          <text:p text:style-name="P35"><text:span text:style-name="T2">Systemet bekräftar lyckad uppladdning med meddelande "Uppladdning av inlägg lyckades"</text:span> </text:p>
        </text:list-item>
      </text:list>
      <text:p text:style-name="P24">Testfallet avslu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F1.3 Alt.scenario Ladda upp bild med format GIF </text:p>
      <text:p text:style-name="Text_20_body"/>
      <text:p text:style-name="P3">Målet med detta testfall är att undersöka att det går att ladda upp en bild i formatet GIF</text:p>
      <text:p text:style-name="P7"><text:span text:style-name="T1"/></text:p>
      <text:p text:style-name="P7"><text:span text:style-name="T1">Efterkrav</text:span></text:p>
      <text:p text:style-name="P3">Kontrollera att bilden är uppladdad </text:p>
      <text:p text:style-name="Text_20_body"/>
      <text:list xml:id="list6169800945566015550" text:style-name="L4">
        <text:list-item>
          <text:p text:style-name="P12">Välj "Posta nytt inlägg"</text:p>
        </text:list-item>
        <text:list-item>
          <text:p text:style-name="P12">Systemet presenterar formulär </text:p>
        </text:list-item>
        <text:list-item>
          <text:p text:style-name="P12">Välj fil </text:p>
        </text:list-item>
        <text:list-item>
          <text:p text:style-name="P29"><text:bookmark text:name="docs-internal-guid-031e6ed9-4593-9e24-8b44-830a3b939e3411"/><text:span text:style-name="T2">Systemet öppnar filhanteraren</text:span> </text:p>
        </text:list-item>
        <text:list-item>
          <text:p text:style-name="P36"><text:bookmark text:name="docs-internal-guid-031e6ed9-4594-2144-e568-a62fd740c5cc11"/><text:span text:style-name="T2">Välj från bildmappen önskad bild i GIF-format </text:span></text:p>
        </text:list-item>
        <text:list-item>
          <text:p text:style-name="P36"><text:span text:style-name="T2">Klicka ”Ladda upp”</text:span></text:p>
        </text:list-item>
        <text:list-item>
          <text:p text:style-name="P36"><text:span text:style-name="T2">Systemet bekräftar lyckad uppladdning med meddelande "Uppladdning av inlägg lyckade</text:span></text:p>
        </text:list-item>
      </text:list>
      <text:p text:style-name="P24">Testfallet avslutas</text:p>
      <text:p text:style-name="P24"/>
      <text:p text:style-name="P24"/>
      <text:p text:style-name="P2"><text:bookmark text:name="docs-internal-guid-031e6ed9-4599-1a41-6bff-dd786a50946b"/>TF1.4 Alt.scenario Ladda upp bild med felaktig format</text:p>
      <text:p text:style-name="P2"/>
      <text:p text:style-name="P3">Målet med detta testfall är att undersöka att det inte ska gå att ladda upp en bild i andra format än JPG/JPEG, GIF och PNG</text:p>
      <text:p text:style-name="P3"><text:span text:style-name="T1"/></text:p>
      <text:list xml:id="list6056444508101623765" text:style-name="L2">
        <text:list-item>
          <text:p text:style-name="P10">Välj "Posta nytt inlägg"</text:p>
        </text:list-item>
        <text:list-item>
          <text:p text:style-name="P10">Systemet presenterar formulär </text:p>
        </text:list-item>
        <text:list-item>
          <text:p text:style-name="P10">Välj fil </text:p>
        </text:list-item>
        <text:list-item>
          <text:p text:style-name="P30"><text:bookmark text:name="docs-internal-guid-031e6ed9-4593-9e24-8b44-830a3b939e3411111"/><text:span text:style-name="T2">Systemet öppnar filhanteraren</text:span> </text:p>
        </text:list-item>
        <text:list-item>
          <text:p text:style-name="P37"><text:bookmark text:name="docs-internal-guid-031e6ed9-4594-2144-e568-a62fd740c5cc11111"/><text:span text:style-name="T2">Välj från bildmappen önskad bild i JPG-format </text:span></text:p>
        </text:list-item>
        <text:list-item>
          <text:p text:style-name="P41">Klicka ”Ladda upp”</text:p>
        </text:list-item>
        <text:list-item>
          <text:p text:style-name="P10">Systemet visar meddelande "Uppladdning av inlägg misslyckades. Kontrollera att bilden är av format jpg, gif eller png och ej större än 2MB med maxbredd 800px och maxlängd 800px"</text:p>
        </text:list-item>
      </text:list>
      <text:p text:style-name="P4">Testfallet avslutas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F2.1 Alt.scenario Ladda upp bild med accepterad bildstorlek i byte</text:p>
      <text:p text:style-name="P2"/>
      <text:p text:style-name="P3">Målet med detta testfall är att undersöka att det går att ladda upp en bild som är mindre än 2 MB</text:p>
      <text:p text:style-name="P3"><text:span text:style-name="T1"/></text:p>
      <text:list xml:id="list8043454556593689309" text:style-name="L8">
        <text:list-item>
          <text:p text:style-name="P14">Välj "Posta nytt inlägg"</text:p>
        </text:list-item>
        <text:list-item>
          <text:p text:style-name="P14">Systemet presenterar formulär </text:p>
        </text:list-item>
        <text:list-item>
          <text:p text:style-name="P14">Välj fil </text:p>
        </text:list-item>
        <text:list-item>
          <text:p text:style-name="P31"><text:bookmark text:name="docs-internal-guid-031e6ed9-4593-9e24-8b44-830a3b939e34111111"/><text:span text:style-name="T2">Systemet öppnar filhanteraren</text:span> </text:p>
        </text:list-item>
        <text:list-item>
          <text:p text:style-name="P38"><text:bookmark text:name="docs-internal-guid-031e6ed9-4594-2144-e568-a62fd740c5cc111111"/><text:span text:style-name="T2">Välj från bildmappen önskad bild i JPG-format med storlek under 2 MB</text:span></text:p>
        </text:list-item>
        <text:list-item>
          <text:p text:style-name="P42">Klicka ”Ladda upp”</text:p>
        </text:list-item>
        <text:list-item>
          <text:p text:style-name="P14">Systemet visar meddelande "Uppladdning av inlägg lyckades” </text:p>
        </text:list-item>
      </text:list>
      <text:p text:style-name="P4">Testfallet avslutas</text:p>
      <text:p text:style-name="Text_20_body"/>
      <text:p text:style-name="Text_20_body"/>
      <text:p text:style-name="P2">TF2.2 Alt.scenario Ladda upp bild med fel bildstorlek i byte</text:p>
      <text:p text:style-name="P2"/>
      <text:p text:style-name="P3">Målet med detta testfall är att undersöka att det inte ska gå att ladda upp en bild som är större än 2 MB</text:p>
      <text:p text:style-name="P3"><text:span text:style-name="T1"/></text:p>
      <text:list xml:id="list1393160727618729093" text:style-name="L9">
        <text:list-item>
          <text:p text:style-name="P15">Välj "Posta nytt inlägg"</text:p>
        </text:list-item>
        <text:list-item>
          <text:p text:style-name="P15">Systemet presenterar formulär </text:p>
        </text:list-item>
        <text:list-item>
          <text:p text:style-name="P15">Välj fil </text:p>
        </text:list-item>
        <text:list-item>
          <text:p text:style-name="P32"><text:bookmark text:name="docs-internal-guid-031e6ed9-4593-9e24-8b44-830a3b939e341111111"/><text:span text:style-name="T2">Systemet öppnar filhanteraren</text:span> </text:p>
        </text:list-item>
        <text:list-item>
          <text:p text:style-name="P39"><text:bookmark text:name="docs-internal-guid-031e6ed9-4594-2144-e568-a62fd740c5cc1111111"/><text:span text:style-name="T2">Välj från bildmappen önskad bild i JPG-format med storlek över 2 MB</text:span></text:p>
        </text:list-item>
        <text:list-item>
          <text:p text:style-name="P43">Klicka ”Ladda upp”</text:p>
        </text:list-item>
        <text:list-item>
          <text:p text:style-name="P1"><text:span text:style-name="T2">Systemet visar meddelande "Uppladdning av inlägg misslyckades. Kontrollera att bilden är av format jpg, gif eller png och ej större än 2MB med maxbredd 800px och maxlängd 800px"</text:span></text:p>
        </text:list-item>
      </text:list>
      <text:p text:style-name="P5"><text:span text:style-name="T3">T</text:span>estfallet avslutas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>TF3.1 Huvudscenario Ladda upp bild med accepterad bildstorlek i längd och bredd</text:span></text:p>
      <text:p text:style-name="Text_20_body"/>
      <text:p text:style-name="P7"><text:span text:style-name="T2">Målet med detta testfall är att undersöka att en bild ej större än 800 x 800 går att ladda upp </text:span></text:p>
      <text:p text:style-name="P7"><text:span text:style-name="T2"/></text:p>
      <text:p text:style-name="P6">Efterkrav</text:p>
      <text:p text:style-name="P3">Kontrollera att bilden är uppladdad</text:p>
      <text:p text:style-name="Text_20_body"/>
      <text:list xml:id="list2979942896519170953" text:style-name="L10">
        <text:list-item>
          <text:p text:style-name="P16">Välj "Posta nytt inlägg"</text:p>
        </text:list-item>
        <text:list-item>
          <text:p text:style-name="P16">Systemet presenterar formulär </text:p>
        </text:list-item>
        <text:list-item>
          <text:p text:style-name="P16">Välj fil </text:p>
        </text:list-item>
        <text:list-item>
          <text:p text:style-name="P33"><text:bookmark text:name="docs-internal-guid-031e6ed9-4593-9e24-8b44-830a3b939e34111"/><text:span text:style-name="T2">Systemet öppnar filhanteraren</text:span> </text:p>
        </text:list-item>
        <text:list-item>
          <text:p text:style-name="P40"><text:bookmark text:name="docs-internal-guid-031e6ed9-4594-2144-e568-a62fd740c5cc111"/><text:span text:style-name="T2">Välj från bildmappen önskad bild i JPG-format med bildstorlek ej större än 800 x 800</text:span></text:p>
        </text:list-item>
        <text:list-item>
          <text:p text:style-name="P40"><text:span text:style-name="T2">Klicka ”Ladda upp”</text:span></text:p>
        </text:list-item>
        <text:list-item>
          <text:p text:style-name="P40"><text:span text:style-name="T2">Systemet bekräftar lyckad uppladdning med meddelande "Uppladdning av inlägg lyckades”</text:span></text:p>
        </text:list-item>
      </text:list>
      <text:p text:style-name="P24"/>
      <text:p text:style-name="P7"><text:span text:style-name="T2"/></text:p>
      <text:p text:style-name="P2">TF3.2 Alt.scenario Ladda upp bild med fel bildstorlek i längd och bredd</text:p>
      <text:p text:style-name="P2"/>
      <text:p text:style-name="P3">Målet med detta testfall är att undersöka att det inte ska gå att ladda upp en bild som är större än 800 x 800</text:p>
      <text:p text:style-name="P3"><text:span text:style-name="T1"/></text:p>
      <text:list xml:id="list28664210" text:continue-list="list1393160727618729093" text:style-name="L9">
        <text:list-item>
          <text:p text:style-name="P15">Välj "Posta nytt inlägg"</text:p>
        </text:list-item>
        <text:list-item>
          <text:p text:style-name="P15">Systemet presenterar formulär </text:p>
        </text:list-item>
        <text:list-item>
          <text:p text:style-name="P15">Välj fil </text:p>
        </text:list-item>
        <text:list-item>
          <text:p text:style-name="P32"><text:bookmark text:name="docs-internal-guid-031e6ed9-4593-9e24-8b44-830a3b939e3411111111"/><text:span text:style-name="T2">Systemet öppnar filhanteraren</text:span> </text:p>
        </text:list-item>
        <text:list-item>
          <text:p text:style-name="P39"><text:bookmark text:name="docs-internal-guid-031e6ed9-4594-2144-e568-a62fd740c5cc11111111"/><text:span text:style-name="T2">Välj från bildmappen önskad bild i JPG-format med storlek större än 800 x 800</text:span></text:p>
        </text:list-item>
        <text:list-item>
          <text:p text:style-name="P43">Klicka ”Ladda upp”</text:p>
        </text:list-item>
        <text:list-item>
          <text:p text:style-name="P1"><text:span text:style-name="T2">Systemet visar meddelande "Uppladdning av inlägg misslyckades. Kontrollera att bilden är av format jpg, gif eller png och ej större än 2MB med maxbredd 800px och maxlängd 800px"</text:span></text:p>
        </text:list-item>
      </text:list>
      <text:p text:style-name="P5">Testfallet avslutas</text:p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><text:bookmark text:name="docs-internal-guid-031e6ed9-45a8-3bde-b85b-d9a7b6fcad1a"/><text:soft-page-break/>TF4.1 Huvudscenario Ändra bild</text:p>
      <text:p text:style-name="Text_20_body"/>
      <text:p text:style-name="P7"><text:span text:style-name="T2">Målet med detta testfall är att undersöka att en bild går att ersättas med en annan </text:span></text:p>
      <text:p text:style-name="P7"><text:span text:style-name="T2"/></text:p>
      <text:p text:style-name="P6">Efterkrav</text:p>
      <text:p text:style-name="P3">Kontrollera att den ändrade bilden är uppladdad</text:p>
      <text:p text:style-name="Text_20_body"/>
      <text:list xml:id="list5213362177542999510" text:style-name="L7">
        <text:list-item>
          <text:p text:style-name="P13">Välj "ändra bild"</text:p>
        </text:list-item>
        <text:list-item>
          <text:p text:style-name="P13">Systemet presenterar formulär </text:p>
        </text:list-item>
        <text:list-item>
          <text:p text:style-name="P13">Välj fil <text:s/></text:p>
        </text:list-item>
        <text:list-item>
          <text:p text:style-name="P13">Systemet öppnar filhanteraren</text:p>
        </text:list-item>
        <text:list-item>
          <text:p text:style-name="P13">Välj från bildmappen önskad bild i JPG-format </text:p>
        </text:list-item>
        <text:list-item>
          <text:p text:style-name="P13">Klicka på ”Uppdatera bild”</text:p>
        </text:list-item>
        <text:list-item>
          <text:p text:style-name="P13">Systemet bekräftar uppladdningen med meddelande "Bilden är uppdaterad"</text:p>
        </text:list-item>
      </text:list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Standard"><text:bookmark text:name="docs-internal-guid-031e6ed9-45c4-4b19-cbed-37767cf692b7"/><text:span text:style-name="T6"/></text:p>
      <text:p text:style-name="P2">TF5.1 Huvudscenario Kommentera bild</text:p>
      <text:p text:style-name="Text_20_body"/>
      <text:p text:style-name="P3">Målet med detta testfall är att undersöka att en kommentar kan läggas till </text:p>
      <text:p text:style-name="Text_20_body"/>
      <text:p text:style-name="P6">Förkrav</text:p>
      <text:p text:style-name="P3">Användare har klickat på ”Posta nytt inlägg” och valt en bild i rätt storlek</text:p>
      <text:p text:style-name="Text_20_body"/>
      <text:p text:style-name="P6">Efterkrav</text:p>
      <text:p text:style-name="P3">Kontrollera att kommentaren är registrerad</text:p>
      <text:p text:style-name="Text_20_body"/>
      <text:list xml:id="list4473498562263595403" text:style-name="L11">
        <text:list-item>
          <text:p text:style-name="P17">Skriv ”This is awesome!” i kommentarsfältet och klicka på ”Ladda upp”</text:p>
        </text:list-item>
        <text:list-item>
          <text:p text:style-name="P17">Systemet bekräftar med meddelande ”Uppladdning av inlägg lyckades" </text:p>
        </text:list-item>
      </text:list>
      <text:p text:style-name="Text_20_body"><text:span text:style-name="T6"><text:line-break/><text:line-break/>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oft-page-break/><text:span text:style-name="T4">TF5.2 Alt.scenario Tom textruta</text:span></text:p>
      <text:p text:style-name="Text_20_body"><text:span text:style-name="T4"/></text:p>
      <text:p text:style-name="P3">Målet med detta testfall är att undersöka att det ska kunna gå att välja bort att lägga till kommentar </text:p>
      <text:p text:style-name="Text_20_body"/>
      <text:p text:style-name="P6">Förkrav</text:p>
      <text:p text:style-name="P3">Användare har klickat på ”Posta nytt inlägg” och valt en bild i rätt storlek (TF2.1 &amp; TF3.1)</text:p>
      <text:p text:style-name="Text_20_body"/>
      <text:p text:style-name="P6">Efterkrav</text:p>
      <text:p text:style-name="P3">Kontrollera att det inte finns någon kommentar registrerad </text:p>
      <text:p text:style-name="P3"/>
      <text:list xml:id="list7447202274721619409" text:style-name="L13">
        <text:list-item>
          <text:p text:style-name="P18">Lämna kommentarsfältet tomt och klicka på ”Ladda upp”</text:p>
        </text:list-item>
        <text:list-item>
          <text:p text:style-name="P18">Systemet bekräftar med meddelande ”Uppladdning av inlägg lyckades" </text:p>
        </text:list-item>
      </text:list>
      <text:p text:style-name="P8"><text:span text:style-name="T6"/></text:p>
      <text:p text:style-name="P25"><text:span text:style-name="T6"/></text:p>
      <text:p text:style-name="Text_20_body"><text:span text:style-name="T4">TF5.3 Alt.scenario Kommentar med a-tagg</text:span></text:p>
      <text:p text:style-name="Text_20_body"><text:span text:style-name="T4"/></text:p>
      <text:p text:style-name="P3">Målet med detta testfall är att undersöka att taggar tas bort när kommentaren postas</text:p>
      <text:p text:style-name="Text_20_body"/>
      <text:p text:style-name="P6">Förkrav</text:p>
      <text:p text:style-name="P3">Användare har klickat på ”Posta nytt inlägg” och valt en bild i rätt storlek (TF2.1 &amp; TF3.1)</text:p>
      <text:p text:style-name="Text_20_body"/>
      <text:p text:style-name="P6">Efterkrav</text:p>
      <text:p text:style-name="P3">Kontrollera att kommentaren ”has tags” är registrerad utan a-taggar </text:p>
      <text:p text:style-name="P3"/>
      <text:list xml:id="list102537320285992065" text:style-name="L17">
        <text:list-item>
          <text:p text:style-name="P21">Skriv ”&lt;a&gt;has tags&lt;/a&gt;” och klicka på ”Ladda upp””</text:p>
        </text:list-item>
        <text:list-item>
          <text:p text:style-name="P21"><text:span text:style-name="T6">Systemet bekräftar med meddelande ”Uppladdning av inlägg lyckades" </text:span></text:p>
        </text:list-item>
      </text:list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F6.1 Huvudscenario Redigera kommentar </text:p>
      <text:p text:style-name="Text_20_body"/>
      <text:p text:style-name="P3"><text:bookmark text:name="docs-internal-guid-031e6ed9-45ce-d04b-a584-6a11f91597d1"/>Målet med detta testfall är att undersöka att en kommentar går att redigera</text:p>
      <text:p text:style-name="Text_20_body"/>
      <text:p text:style-name="P6">Förkrav</text:p>
      <text:p text:style-name="P3">Att det ska finnas en kommentar skriven</text:p>
      <text:p text:style-name="Text_20_body"/>
      <text:p text:style-name="P6">Efterkrav</text:p>
      <text:p text:style-name="P3">Kontrollera att kommentaren är redigerad</text:p>
      <text:p text:style-name="Text_20_body"/>
      <text:list xml:id="list2114599307273318674" text:style-name="L15">
        <text:list-item>
          <text:p text:style-name="P19">Välj “Ändra kommentar” på bild som har kommentar ”This is awesome!”</text:p>
        </text:list-item>
        <text:list-item>
          <text:p text:style-name="P19">Systemet presenterar en textruta</text:p>
        </text:list-item>
        <text:list-item>
          <text:p text:style-name="P44"><text:bookmark text:name="docs-internal-guid-031e6ed9-45d1-0f6d-f951-0da1301685a6"/>Skriv över med ny text “This works!”och klicka på “spara kommentar”</text:p>
        </text:list-item>
        <text:list-item>
          <text:p text:style-name="P19">Systemet bekräftar med meddelande "Kommentaren är uppdaterad"</text:p>
        </text:list-item>
      </text:list>
      <text:p text:style-name="P3"/>
      <text:p text:style-name="P3"/>
      <text:p text:style-name="P2"/>
      <text:p text:style-name="P2"><text:bookmark text:name="docs-internal-guid-031e6ed9-45d6-c2a2-f33e-475d1b190f4c"/>TF7.1 Huvudscenario Ta bort kommentar</text:p>
      <text:p text:style-name="Text_20_body"/>
      <text:p text:style-name="P3">Målet med detta testfall är att undersöka att en kommentar går att ta bortT</text:p>
      <text:p text:style-name="Text_20_body"/>
      <text:p text:style-name="P6">Efterkrav</text:p>
      <text:p text:style-name="P3">Kontrollera att kommentaren är borttagen</text:p>
      <text:p text:style-name="Text_20_body"/>
      <text:list xml:id="list1746251932653178149" text:style-name="L16">
        <text:list-item>
          <text:p text:style-name="P20">Välj “Ändra kommentar” på bild med kommentaren ”This works!”</text:p>
        </text:list-item>
        <text:list-item>
          <text:p text:style-name="P20">Systemet presenterar en textruta</text:p>
        </text:list-item>
        <text:list-item>
          <text:p text:style-name="P20">Radera texten och klicka på ”Uppdatera kommentar”</text:p>
        </text:list-item>
        <text:list-item>
          <text:p text:style-name="P20">Systemet bekräftar med meddelande "Kommentaren är uppdaterad"</text:p>
        </text:list-item>
      </text:list>
      <text:p text:style-name="P3"/>
      <text:p text:style-name="P3"/>
      <text:p text:style-name="P2">TF8.1 Huvudscenario Bildbloggens huvudsida</text:p>
      <text:p text:style-name="P2"/>
      <text:p text:style-name="P3">Målet med detta testfall är att undersöka att det går att navigera till bildbloggen och se alla inlägg</text:p>
      <text:p text:style-name="Text_20_body"/>
      <text:list xml:id="list423302298291225883" text:style-name="L18">
        <text:list-item>
          <text:p text:style-name="P22">Skriv in bildblogg.vivilam.com och Enter</text:p>
        </text:list-item>
        <text:list-item>
          <text:p text:style-name="P22">Systemet presenterar Vivis Bildblogg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TF9.1 Huvudscenario Lägga till namn på användaren</text:p>
      <text:p text:style-name="Text_20_body"/>
      <text:p text:style-name="P3">Målet med detta testfall är att undersöka att det går att lägga till namn på användaren som postat inlägget</text:p>
      <text:p text:style-name="Text_20_body"/>
      <text:p text:style-name="P6">Förkrav</text:p>
      <text:p text:style-name="P3">Användare har klickat på ”Posta nytt inlägg” och valt en bild i rätt storlek (TF2.1 &amp; TF3.1)</text:p>
      <text:p text:style-name="P3"/>
      <text:p text:style-name="P6">Efterkrav</text:p>
      <text:p text:style-name="P3">Kontrollera att namnet finns registrerat</text:p>
      <text:p text:style-name="Text_20_body"/>
      <text:list xml:id="list6975105369999512856" text:style-name="L19">
        <text:list-item>
          <text:p text:style-name="P23">Skriv ”Peter Pan” i kommentarsfältet och klicka på ”Ladda upp”</text:p>
        </text:list-item>
        <text:list-item>
          <text:p text:style-name="P23">Systemet bekräftar med meddelande ”Uppladdning av inlägg lyckades"</text:p>
        </text:list-item>
      </text:list>
      <text:p text:style-name="P8"/>
      <text:p text:style-name="P8"/>
      <text:p text:style-name="Text_20_body"><text:span text:style-name="T4">TF9.2 Alt.scenario Lägga till namn med a-tagg</text:span></text:p>
      <text:p text:style-name="Text_20_body"><text:span text:style-name="T4"/></text:p>
      <text:p text:style-name="P3">Målet med detta testfall är att undersöka att taggar tas bort när namnet postas</text:p>
      <text:p text:style-name="Text_20_body"/>
      <text:p text:style-name="P6">Förkrav</text:p>
      <text:p text:style-name="P3">Användare har klickat på ”Posta nytt inlägg” och valt en bild i rätt storlek (TF2.1 &amp; TF3.1)</text:p>
      <text:p text:style-name="Text_20_body"/>
      <text:p text:style-name="P6">Efterkrav</text:p>
      <text:p text:style-name="P3">Kontrollera att namnet ”Peter Pan” är registrerad utan a-taggar </text:p>
      <text:p text:style-name="P3"/>
      <text:list xml:id="list28681099" text:continue-list="list102537320285992065" text:style-name="L17">
        <text:list-item>
          <text:p text:style-name="P21">Skriv ”&lt;a&gt;Peter Pan&lt;/a&gt;” och klicka på ”Ladda upp””</text:p>
        </text:list-item>
        <text:list-item>
          <text:p text:style-name="P21">Systemet bekräftar med meddelande ”Uppladdning av inlägg lyckades" </text:p>
        </text:list-item>
      </text:list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>TF9.3 Alt.scenario Tom textruta för namn</text:span></text:p>
      <text:p text:style-name="Text_20_body"><text:span text:style-name="T4"/></text:p>
      <text:p text:style-name="P3">Målet med detta testfall är att undersöka att det ska kunna gå att välja bort att lägga till namn</text:p>
      <text:p text:style-name="Text_20_body"/>
      <text:p text:style-name="P6">Förkrav</text:p>
      <text:p text:style-name="P3">Användare har klickat på ”Posta nytt inlägg” och valt en bild i rätt storlek (TF2.1 &amp; TF3.1)</text:p>
      <text:p text:style-name="Text_20_body"/>
      <text:p text:style-name="P6">Efterkrav</text:p>
      <text:p text:style-name="P3">Kontrollera att det inte finns något namn registrerat</text:p>
      <text:p text:style-name="P3"/>
      <text:list xml:id="list28684120" text:continue-list="list7447202274721619409" text:style-name="L13">
        <text:list-item>
          <text:p text:style-name="P18">Lämna namnfältet tomt och klicka på ”Ladda upp”</text:p>
        </text:list-item>
        <text:list-item>
          <text:p text:style-name="P18">Systemet bekräftar med meddelande ”Uppladdning av inlägg lycka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5T06:25:18.99</meta:creation-date>
    <dc:date>2014-10-25T08:52:00.85</dc:date>
    <dc:creator>Vivi Lam</dc:creator>
    <meta:editing-duration>PT1H39M4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9" meta:paragraph-count="168" meta:word-count="1288" meta:character-count="7958"/>
  </office:meta>
</office:document-meta>
</file>